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b47804" draw:fill="none" draw:textarea-vertical-align="middl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7.323cm" fo:min-width="3.386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323cm" fo:min-width="3.38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6.245cm" fo:min-width="19.226cm" fo:padding-top="0.142cm" fo:padding-bottom="0.142cm" fo:padding-left="0.267cm" fo:padding-right="0.267cm"/>
    </style:style>
    <style:style style:name="gr5" style:family="graphic" style:parent-style-name="objectwithoutfill">
      <style:graphic-properties svg:stroke-color="#3faf46" draw:fill="solid" draw:fill-color="#3faf46" draw:opacity="20%" draw:textarea-vertical-align="middle"/>
    </style:style>
    <style:style style:name="gr6" style:family="graphic" style:parent-style-name="objectwithoutfill">
      <style:graphic-properties svg:stroke-color="#ff0000" draw:fill="solid" draw:fill-color="#ff4000" draw:opacity="20%" draw:textarea-vertical-align="middle"/>
    </style:style>
    <style:style style:name="gr7" style:family="graphic" style:parent-style-name="objectwithoutfill">
      <style:graphic-properties svg:stroke-color="#158466" draw:fill="solid" draw:fill-color="#b4c7dc" draw:opacity="40%" draw:textarea-vertical-align="middle"/>
    </style:style>
    <style:style style:name="gr8" style:family="graphic" style:parent-style-name="standard">
      <style:graphic-properties draw:stroke="none" draw:fill-color="#069a2e" draw:textarea-horizontal-align="justify" draw:textarea-vertical-align="middle" draw:auto-grow-height="false" fo:min-height="0cm" fo:min-width="19.26cm"/>
    </style:style>
    <style:style style:name="gr9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3faf46" draw:fill-color="#ffbf00" draw:opacity="20%" draw:textarea-horizontal-align="justify" draw:textarea-vertical-align="middle" draw:auto-grow-height="true" fo:min-height="0cm" fo:min-width="0cm"/>
    </style:style>
    <style:style style:name="gr11" style:family="graphic" style:parent-style-name="standard">
      <style:graphic-properties draw:stroke="none" draw:fill-color="#069a2e" draw:textarea-horizontal-align="justify" draw:textarea-vertical-align="middle" draw:auto-grow-height="false" fo:min-height="6.239cm" fo:min-width="0cm"/>
    </style:style>
    <style:style style:name="gr12" style:family="graphic" style:parent-style-name="standard">
      <style:graphic-properties draw:stroke="none" svg:stroke-color="#000000" draw:fill="solid" draw:fill-color="#ffffff" draw:opacity="20%" draw:textarea-horizontal-align="left" draw:auto-grow-height="true" draw:auto-grow-width="true" fo:min-height="1.111cm" fo:min-width="4.6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2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4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3faf46" draw:opacity="20%"/>
      <style:paragraph-properties fo:text-align="center"/>
    </style:style>
    <style:style style:name="P5" style:family="paragraph">
      <loext:graphic-properties draw:fill="solid" draw:fill-color="#ff4000" draw:opacity="20%"/>
      <style:paragraph-properties fo:text-align="center"/>
    </style:style>
    <style:style style:name="P6" style:family="paragraph">
      <loext:graphic-properties draw:fill="solid" draw:fill-color="#b4c7dc" draw:opacity="40%"/>
      <style:paragraph-properties fo:text-align="center"/>
    </style:style>
    <style:style style:name="P7" style:family="paragraph">
      <loext:graphic-properties draw:fill-color="#069a2e"/>
      <style:paragraph-properties fo:text-align="center"/>
    </style:style>
    <style:style style:name="P8" style:family="paragraph">
      <loext:graphic-properties draw:fill-color="#ffbf00" draw:opacity="20%"/>
      <style:paragraph-properties fo:text-align="center"/>
    </style:style>
    <style:style style:name="P9" style:family="paragraph">
      <loext:graphic-properties draw:fill="solid" draw:fill-color="#ffffff" draw:opacity="20%"/>
      <style:text-properties fo:color="#2e2706" fo:font-size="14pt" fo:font-style="italic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50200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color="#50200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2e2706" fo:font-size="14pt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="solid" draw:fill-color="#ffffff" draw:opacity="20%"/>
      <style:paragraph-properties fo:text-align="end"/>
      <style:text-properties fo:color="#2e2706" fo:font-size="14pt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2e2706" fo:font-size="14pt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50200c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67cm" svg:y1="7.061cm" svg:x2="4.219cm" svg:y2="0.532cm">
          <text:p/>
        </draw:line>
        <draw:line draw:style-name="gr1" draw:text-style-name="P1" draw:layer="layout" svg:x1="0.528cm" svg:y1="7.061cm" svg:x2="4.48cm" svg:y2="0.532cm">
          <text:p/>
        </draw:line>
        <draw:line draw:style-name="gr1" draw:text-style-name="P1" draw:layer="layout" svg:x1="0.792cm" svg:y1="7.061cm" svg:x2="4.744cm" svg:y2="0.532cm">
          <text:p/>
        </draw:line>
        <draw:line draw:style-name="gr1" draw:text-style-name="P1" draw:layer="layout" svg:x1="1.055cm" svg:y1="7.061cm" svg:x2="5.007cm" svg:y2="0.532cm">
          <text:p/>
        </draw:line>
        <draw:line draw:style-name="gr1" draw:text-style-name="P1" draw:layer="layout" svg:x1="1.319cm" svg:y1="7.061cm" svg:x2="5.271cm" svg:y2="0.532cm">
          <text:p/>
        </draw:line>
        <draw:line draw:style-name="gr1" draw:text-style-name="P1" draw:layer="layout" svg:x1="1.582cm" svg:y1="7.061cm" svg:x2="5.534cm" svg:y2="0.532cm">
          <text:p/>
        </draw:line>
        <draw:line draw:style-name="gr1" draw:text-style-name="P1" draw:layer="layout" svg:x1="1.846cm" svg:y1="7.061cm" svg:x2="5.798cm" svg:y2="0.532cm">
          <text:p/>
        </draw:line>
        <draw:line draw:style-name="gr1" draw:text-style-name="P1" draw:layer="layout" svg:x1="2.109cm" svg:y1="7.061cm" svg:x2="6.061cm" svg:y2="0.532cm">
          <text:p/>
        </draw:line>
        <draw:line draw:style-name="gr1" draw:text-style-name="P1" draw:layer="layout" svg:x1="2.373cm" svg:y1="7.061cm" svg:x2="6.325cm" svg:y2="0.532cm">
          <text:p/>
        </draw:line>
        <draw:line draw:style-name="gr1" draw:text-style-name="P1" draw:layer="layout" svg:x1="2.636cm" svg:y1="7.061cm" svg:x2="6.588cm" svg:y2="0.532cm">
          <text:p/>
        </draw:line>
        <draw:line draw:style-name="gr1" draw:text-style-name="P1" draw:layer="layout" svg:x1="2.9cm" svg:y1="7.061cm" svg:x2="6.852cm" svg:y2="0.532cm">
          <text:p/>
        </draw:line>
        <draw:line draw:style-name="gr1" draw:text-style-name="P1" draw:layer="layout" svg:x1="3.163cm" svg:y1="7.061cm" svg:x2="7.115cm" svg:y2="0.532cm">
          <text:p/>
        </draw:line>
        <draw:line draw:style-name="gr1" draw:text-style-name="P1" draw:layer="layout" svg:x1="3.427cm" svg:y1="7.061cm" svg:x2="7.379cm" svg:y2="0.532cm">
          <text:p/>
        </draw:line>
        <draw:line draw:style-name="gr1" draw:text-style-name="P1" draw:layer="layout" svg:x1="3.691cm" svg:y1="7.061cm" svg:x2="7.643cm" svg:y2="0.532cm">
          <text:p/>
        </draw:line>
        <draw:line draw:style-name="gr1" draw:text-style-name="P1" draw:layer="layout" svg:x1="3.953cm" svg:y1="7.061cm" svg:x2="7.905cm" svg:y2="0.532cm">
          <text:p/>
        </draw:line>
        <draw:line draw:style-name="gr1" draw:text-style-name="P1" draw:layer="layout" svg:x1="4.217cm" svg:y1="7.061cm" svg:x2="8.169cm" svg:y2="0.532cm">
          <text:p/>
        </draw:line>
        <draw:line draw:style-name="gr1" draw:text-style-name="P1" draw:layer="layout" svg:x1="4.48cm" svg:y1="7.061cm" svg:x2="8.432cm" svg:y2="0.532cm">
          <text:p/>
        </draw:line>
        <draw:line draw:style-name="gr1" draw:text-style-name="P1" draw:layer="layout" svg:x1="4.744cm" svg:y1="7.061cm" svg:x2="8.696cm" svg:y2="0.532cm">
          <text:p/>
        </draw:line>
        <draw:line draw:style-name="gr1" draw:text-style-name="P1" draw:layer="layout" svg:x1="5.007cm" svg:y1="7.061cm" svg:x2="8.959cm" svg:y2="0.532cm">
          <text:p/>
        </draw:line>
        <draw:line draw:style-name="gr1" draw:text-style-name="P1" draw:layer="layout" svg:x1="5.271cm" svg:y1="7.061cm" svg:x2="9.223cm" svg:y2="0.532cm">
          <text:p/>
        </draw:line>
        <draw:line draw:style-name="gr1" draw:text-style-name="P1" draw:layer="layout" svg:x1="5.534cm" svg:y1="7.061cm" svg:x2="9.486cm" svg:y2="0.532cm">
          <text:p/>
        </draw:line>
        <draw:line draw:style-name="gr1" draw:text-style-name="P1" draw:layer="layout" svg:x1="5.798cm" svg:y1="7.061cm" svg:x2="9.75cm" svg:y2="0.532cm">
          <text:p/>
        </draw:line>
        <draw:line draw:style-name="gr1" draw:text-style-name="P1" draw:layer="layout" svg:x1="6.061cm" svg:y1="7.061cm" svg:x2="10.013cm" svg:y2="0.532cm">
          <text:p/>
        </draw:line>
        <draw:line draw:style-name="gr1" draw:text-style-name="P1" draw:layer="layout" svg:x1="6.325cm" svg:y1="7.061cm" svg:x2="10.277cm" svg:y2="0.532cm">
          <text:p/>
        </draw:line>
        <draw:line draw:style-name="gr1" draw:text-style-name="P1" draw:layer="layout" svg:x1="6.588cm" svg:y1="7.061cm" svg:x2="10.54cm" svg:y2="0.532cm">
          <text:p/>
        </draw:line>
        <draw:line draw:style-name="gr1" draw:text-style-name="P1" draw:layer="layout" svg:x1="6.852cm" svg:y1="7.061cm" svg:x2="10.804cm" svg:y2="0.532cm">
          <text:p/>
        </draw:line>
        <draw:line draw:style-name="gr1" draw:text-style-name="P1" draw:layer="layout" svg:x1="7.115cm" svg:y1="7.061cm" svg:x2="11.067cm" svg:y2="0.532cm">
          <text:p/>
        </draw:line>
        <draw:line draw:style-name="gr1" draw:text-style-name="P1" draw:layer="layout" svg:x1="7.379cm" svg:y1="7.061cm" svg:x2="11.331cm" svg:y2="0.532cm">
          <text:p/>
        </draw:line>
        <draw:line draw:style-name="gr1" draw:text-style-name="P1" draw:layer="layout" svg:x1="7.642cm" svg:y1="7.061cm" svg:x2="11.594cm" svg:y2="0.532cm">
          <text:p/>
        </draw:line>
        <draw:line draw:style-name="gr1" draw:text-style-name="P1" draw:layer="layout" svg:x1="7.905cm" svg:y1="7.061cm" svg:x2="11.857cm" svg:y2="0.532cm">
          <text:p/>
        </draw:line>
        <draw:line draw:style-name="gr1" draw:text-style-name="P1" draw:layer="layout" svg:x1="8.169cm" svg:y1="7.061cm" svg:x2="12.121cm" svg:y2="0.532cm">
          <text:p/>
        </draw:line>
        <draw:line draw:style-name="gr1" draw:text-style-name="P1" draw:layer="layout" svg:x1="8.432cm" svg:y1="7.061cm" svg:x2="12.384cm" svg:y2="0.532cm">
          <text:p/>
        </draw:line>
        <draw:line draw:style-name="gr1" draw:text-style-name="P1" draw:layer="layout" svg:x1="8.696cm" svg:y1="7.061cm" svg:x2="12.648cm" svg:y2="0.532cm">
          <text:p/>
        </draw:line>
        <draw:line draw:style-name="gr1" draw:text-style-name="P1" draw:layer="layout" svg:x1="8.959cm" svg:y1="7.061cm" svg:x2="12.911cm" svg:y2="0.532cm">
          <text:p/>
        </draw:line>
        <draw:line draw:style-name="gr1" draw:text-style-name="P1" draw:layer="layout" svg:x1="9.223cm" svg:y1="7.061cm" svg:x2="13.175cm" svg:y2="0.532cm">
          <text:p/>
        </draw:line>
        <draw:line draw:style-name="gr1" draw:text-style-name="P1" draw:layer="layout" svg:x1="9.486cm" svg:y1="7.061cm" svg:x2="13.438cm" svg:y2="0.532cm">
          <text:p/>
        </draw:line>
        <draw:line draw:style-name="gr1" draw:text-style-name="P1" draw:layer="layout" svg:x1="9.75cm" svg:y1="7.061cm" svg:x2="13.702cm" svg:y2="0.532cm">
          <text:p/>
        </draw:line>
        <draw:line draw:style-name="gr1" draw:text-style-name="P1" draw:layer="layout" svg:x1="10.013cm" svg:y1="7.061cm" svg:x2="13.965cm" svg:y2="0.532cm">
          <text:p/>
        </draw:line>
        <draw:line draw:style-name="gr1" draw:text-style-name="P1" draw:layer="layout" svg:x1="10.277cm" svg:y1="7.061cm" svg:x2="14.229cm" svg:y2="0.532cm">
          <text:p/>
        </draw:line>
        <draw:line draw:style-name="gr1" draw:text-style-name="P1" draw:layer="layout" svg:x1="10.54cm" svg:y1="7.061cm" svg:x2="14.492cm" svg:y2="0.532cm">
          <text:p/>
        </draw:line>
        <draw:line draw:style-name="gr1" draw:text-style-name="P1" draw:layer="layout" svg:x1="10.804cm" svg:y1="7.061cm" svg:x2="14.756cm" svg:y2="0.532cm">
          <text:p/>
        </draw:line>
        <draw:line draw:style-name="gr1" draw:text-style-name="P1" draw:layer="layout" svg:x1="11.067cm" svg:y1="7.061cm" svg:x2="15.019cm" svg:y2="0.532cm">
          <text:p/>
        </draw:line>
        <draw:line draw:style-name="gr1" draw:text-style-name="P1" draw:layer="layout" svg:x1="11.331cm" svg:y1="7.061cm" svg:x2="15.283cm" svg:y2="0.532cm">
          <text:p/>
        </draw:line>
        <draw:line draw:style-name="gr1" draw:text-style-name="P1" draw:layer="layout" svg:x1="11.594cm" svg:y1="7.061cm" svg:x2="15.546cm" svg:y2="0.532cm">
          <text:p/>
        </draw:line>
        <draw:line draw:style-name="gr1" draw:text-style-name="P1" draw:layer="layout" svg:x1="11.857cm" svg:y1="7.061cm" svg:x2="15.809cm" svg:y2="0.532cm">
          <text:p/>
        </draw:line>
        <draw:line draw:style-name="gr1" draw:text-style-name="P1" draw:layer="layout" svg:x1="12.121cm" svg:y1="7.061cm" svg:x2="16.073cm" svg:y2="0.532cm">
          <text:p/>
        </draw:line>
        <draw:line draw:style-name="gr1" draw:text-style-name="P1" draw:layer="layout" svg:x1="12.384cm" svg:y1="7.061cm" svg:x2="16.336cm" svg:y2="0.532cm">
          <text:p/>
        </draw:line>
        <draw:line draw:style-name="gr1" draw:text-style-name="P1" draw:layer="layout" svg:x1="12.648cm" svg:y1="7.061cm" svg:x2="16.6cm" svg:y2="0.532cm">
          <text:p/>
        </draw:line>
        <draw:line draw:style-name="gr1" draw:text-style-name="P1" draw:layer="layout" svg:x1="12.911cm" svg:y1="7.061cm" svg:x2="16.863cm" svg:y2="0.532cm">
          <text:p/>
        </draw:line>
        <draw:line draw:style-name="gr1" draw:text-style-name="P1" draw:layer="layout" svg:x1="13.175cm" svg:y1="7.061cm" svg:x2="17.127cm" svg:y2="0.532cm">
          <text:p/>
        </draw:line>
        <draw:line draw:style-name="gr1" draw:text-style-name="P1" draw:layer="layout" svg:x1="13.438cm" svg:y1="7.061cm" svg:x2="17.39cm" svg:y2="0.532cm">
          <text:p/>
        </draw:line>
        <draw:line draw:style-name="gr1" draw:text-style-name="P1" draw:layer="layout" svg:x1="13.702cm" svg:y1="7.061cm" svg:x2="17.654cm" svg:y2="0.532cm">
          <text:p/>
        </draw:line>
        <draw:line draw:style-name="gr1" draw:text-style-name="P1" draw:layer="layout" svg:x1="13.965cm" svg:y1="7.061cm" svg:x2="17.917cm" svg:y2="0.532cm">
          <text:p/>
        </draw:line>
        <draw:line draw:style-name="gr1" draw:text-style-name="P1" draw:layer="layout" svg:x1="14.229cm" svg:y1="7.061cm" svg:x2="18.181cm" svg:y2="0.532cm">
          <text:p/>
        </draw:line>
        <draw:line draw:style-name="gr1" draw:text-style-name="P1" draw:layer="layout" svg:x1="14.492cm" svg:y1="7.061cm" svg:x2="18.444cm" svg:y2="0.532cm">
          <text:p/>
        </draw:line>
        <draw:line draw:style-name="gr1" draw:text-style-name="P1" draw:layer="layout" svg:x1="14.756cm" svg:y1="7.061cm" svg:x2="18.708cm" svg:y2="0.532cm">
          <text:p/>
        </draw:line>
        <draw:line draw:style-name="gr1" draw:text-style-name="P1" draw:layer="layout" svg:x1="15.019cm" svg:y1="7.061cm" svg:x2="18.971cm" svg:y2="0.532cm">
          <text:p/>
        </draw:line>
        <draw:line draw:style-name="gr1" draw:text-style-name="P1" draw:layer="layout" svg:x1="15.282cm" svg:y1="7.061cm" svg:x2="19.234cm" svg:y2="0.532cm">
          <text:p/>
        </draw:line>
        <draw:line draw:style-name="gr1" draw:text-style-name="P1" draw:layer="layout" svg:x1="15.546cm" svg:y1="7.061cm" svg:x2="19.498cm" svg:y2="0.532cm">
          <text:p/>
        </draw:line>
        <draw:line draw:style-name="gr1" draw:text-style-name="P1" draw:layer="layout" svg:x1="15.809cm" svg:y1="7.061cm" svg:x2="19.761cm" svg:y2="0.532cm">
          <text:p/>
        </draw:line>
        <draw:line draw:style-name="gr1" draw:text-style-name="P1" draw:layer="layout" svg:x1="16.073cm" svg:y1="7.061cm" svg:x2="20.025cm" svg:y2="0.532cm">
          <text:p/>
        </draw:line>
        <draw:line draw:style-name="gr1" draw:text-style-name="P1" draw:layer="layout" svg:x1="16.336cm" svg:y1="7.061cm" svg:x2="20.288cm" svg:y2="0.532cm">
          <text:p/>
        </draw:line>
        <draw:line draw:style-name="gr1" draw:text-style-name="P1" draw:layer="layout" svg:x1="16.6cm" svg:y1="7.061cm" svg:x2="20.552cm" svg:y2="0.532cm">
          <text:p/>
        </draw:line>
        <draw:line draw:style-name="gr1" draw:text-style-name="P1" draw:layer="layout" svg:x1="16.863cm" svg:y1="7.061cm" svg:x2="20.815cm" svg:y2="0.532cm">
          <text:p/>
        </draw:line>
        <draw:line draw:style-name="gr1" draw:text-style-name="P1" draw:layer="layout" svg:x1="17.127cm" svg:y1="7.061cm" svg:x2="21.079cm" svg:y2="0.532cm">
          <text:p/>
        </draw:line>
        <draw:line draw:style-name="gr1" draw:text-style-name="P1" draw:layer="layout" svg:x1="17.39cm" svg:y1="7.061cm" svg:x2="21.342cm" svg:y2="0.532cm">
          <text:p/>
        </draw:line>
        <draw:line draw:style-name="gr1" draw:text-style-name="P1" draw:layer="layout" svg:x1="17.654cm" svg:y1="7.061cm" svg:x2="21.606cm" svg:y2="0.532cm">
          <text:p/>
        </draw:line>
        <draw:line draw:style-name="gr1" draw:text-style-name="P1" draw:layer="layout" svg:x1="17.917cm" svg:y1="7.061cm" svg:x2="21.869cm" svg:y2="0.532cm">
          <text:p/>
        </draw:line>
        <draw:line draw:style-name="gr1" draw:text-style-name="P1" draw:layer="layout" svg:x1="18.181cm" svg:y1="7.061cm" svg:x2="22.133cm" svg:y2="0.532cm">
          <text:p/>
        </draw:line>
        <draw:line draw:style-name="gr1" draw:text-style-name="P1" draw:layer="layout" svg:x1="18.444cm" svg:y1="7.061cm" svg:x2="22.396cm" svg:y2="0.532cm">
          <text:p/>
        </draw:line>
        <draw:line draw:style-name="gr1" draw:text-style-name="P1" draw:layer="layout" svg:x1="18.708cm" svg:y1="7.061cm" svg:x2="22.66cm" svg:y2="0.532cm">
          <text:p/>
        </draw:line>
        <draw:line draw:style-name="gr1" draw:text-style-name="P1" draw:layer="layout" svg:x1="18.971cm" svg:y1="7.061cm" svg:x2="22.923cm" svg:y2="0.532cm">
          <text:p/>
        </draw:line>
        <draw:line draw:style-name="gr1" draw:text-style-name="P1" draw:layer="layout" svg:x1="19.234cm" svg:y1="7.061cm" svg:x2="23.186cm" svg:y2="0.532cm">
          <text:p/>
        </draw:line>
        <draw:line draw:style-name="gr1" draw:text-style-name="P1" draw:layer="layout" svg:x1="19.498cm" svg:y1="7.061cm" svg:x2="23.45cm" svg:y2="0.532cm">
          <text:p/>
        </draw:line>
        <draw:line draw:style-name="gr1" draw:text-style-name="P1" draw:layer="layout" svg:x1="19.761cm" svg:y1="7.061cm" svg:x2="23.713cm" svg:y2="0.532cm">
          <text:p/>
        </draw:line>
        <draw:line draw:style-name="gr1" draw:text-style-name="P1" draw:layer="layout" svg:x1="0.003cm" svg:y1="7.061cm" svg:x2="3.955cm" svg:y2="0.532cm">
          <text:p/>
        </draw:line>
        <draw:line draw:style-name="gr1" draw:text-style-name="P1" draw:layer="layout" svg:x1="-0.26cm" svg:y1="7.061cm" svg:x2="3.692cm" svg:y2="0.532cm">
          <text:p/>
        </draw:line>
        <draw:line draw:style-name="gr1" draw:text-style-name="P1" draw:layer="layout" svg:x1="-0.523cm" svg:y1="7.061cm" svg:x2="3.429cm" svg:y2="0.532cm">
          <text:p/>
        </draw:line>
        <draw:line draw:style-name="gr1" draw:text-style-name="P1" draw:layer="layout" svg:x1="-0.787cm" svg:y1="7.061cm" svg:x2="3.165cm" svg:y2="0.532cm">
          <text:p/>
        </draw:line>
        <draw:line draw:style-name="gr1" draw:text-style-name="P1" draw:layer="layout" svg:x1="-1.05cm" svg:y1="7.061cm" svg:x2="2.902cm" svg:y2="0.532cm">
          <text:p/>
        </draw:line>
        <draw:line draw:style-name="gr1" draw:text-style-name="P1" draw:layer="layout" svg:x1="-1.314cm" svg:y1="7.061cm" svg:x2="2.638cm" svg:y2="0.532cm">
          <text:p/>
        </draw:line>
        <draw:line draw:style-name="gr1" draw:text-style-name="P1" draw:layer="layout" svg:x1="-1.577cm" svg:y1="7.061cm" svg:x2="2.375cm" svg:y2="0.532cm">
          <text:p/>
        </draw:line>
        <draw:line draw:style-name="gr1" draw:text-style-name="P1" draw:layer="layout" svg:x1="-1.841cm" svg:y1="7.061cm" svg:x2="2.111cm" svg:y2="0.532cm">
          <text:p/>
        </draw:line>
        <draw:line draw:style-name="gr1" draw:text-style-name="P1" draw:layer="layout" svg:x1="-2.104cm" svg:y1="7.061cm" svg:x2="1.848cm" svg:y2="0.532cm">
          <text:p/>
        </draw:line>
        <draw:line draw:style-name="gr1" draw:text-style-name="P1" draw:layer="layout" svg:x1="-2.368cm" svg:y1="7.061cm" svg:x2="1.584cm" svg:y2="0.532cm">
          <text:p/>
        </draw:line>
        <draw:line draw:style-name="gr1" draw:text-style-name="P1" draw:layer="layout" svg:x1="-2.631cm" svg:y1="7.061cm" svg:x2="1.321cm" svg:y2="0.532cm">
          <text:p/>
        </draw:line>
        <draw:line draw:style-name="gr1" draw:text-style-name="P1" draw:layer="layout" svg:x1="-2.895cm" svg:y1="7.061cm" svg:x2="1.057cm" svg:y2="0.532cm">
          <text:p/>
        </draw:line>
        <draw:line draw:style-name="gr1" draw:text-style-name="P1" draw:layer="layout" svg:x1="-3.158cm" svg:y1="7.061cm" svg:x2="0.794cm" svg:y2="0.532cm">
          <text:p/>
        </draw:line>
        <draw:line draw:style-name="gr1" draw:text-style-name="P1" draw:layer="layout" svg:x1="-3.422cm" svg:y1="7.061cm" svg:x2="0.53cm" svg:y2="0.532cm">
          <text:p/>
        </draw:line>
        <draw:custom-shape draw:style-name="gr2" draw:text-style-name="P2" draw:layer="layout" svg:width="3.886cm" svg:height="7.573cm" svg:x="20.025cm" svg:y="0.0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86cm" svg:height="7.573cm" svg:x="-3.619cm" svg:y="0.0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76cm" svg:height="6.529cm" svg:x="0.268cm" svg:y="0.531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layout" svg:width="6.528cm" svg:height="19.759cm" draw:transform="rotate (-1.5707963267949) translate (20.0269147524247cm 0.532028141865833cm)" svg:viewBox="0 0 6529 19760" draw:points="0,19760 6529,19760 6529,3820 261,0 0,0">
          <text:p/>
        </draw:polygon>
        <draw:polygon draw:style-name="gr6" draw:text-style-name="P5" draw:layer="layout" svg:width="6.267cm" svg:height="3.819cm" draw:transform="rotate (1.5707963267949) translate (16.2040372639102cm 7.05858095605243cm)" svg:viewBox="0 0 6268 3820" draw:points="0,3820 6268,3820 0,0">
          <text:p/>
        </draw:polygon>
        <draw:path draw:style-name="gr7" draw:text-style-name="P6" draw:layer="layout" svg:width="3.859cm" svg:height="6.369cm" svg:x="0.267cm" svg:y="0.424cm" svg:viewBox="0 0 3860 6370" svg:d="M1 6370c1286-2123 2573-4247 3859-6370-1287 0-2573 0-3860 0 0 2123 0 4247 0 6370z">
          <text:p/>
        </draw:path>
        <draw:custom-shape draw:style-name="gr8" draw:text-style-name="P7" draw:layer="layout" svg:width="19.76cm" svg:height="0.131cm" svg:x="0.267cm" svg:y="0.40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.025cm" svg:y1="14.256cm" svg:x2="16.073cm" svg:y2="7.727cm">
          <text:p/>
        </draw:line>
        <draw:line draw:style-name="gr1" draw:text-style-name="P1" draw:layer="layout" svg:x1="19.761cm" svg:y1="14.256cm" svg:x2="15.809cm" svg:y2="7.727cm">
          <text:p/>
        </draw:line>
        <draw:line draw:style-name="gr1" draw:text-style-name="P1" draw:layer="layout" svg:x1="19.498cm" svg:y1="14.256cm" svg:x2="15.546cm" svg:y2="7.727cm">
          <text:p/>
        </draw:line>
        <draw:line draw:style-name="gr1" draw:text-style-name="P1" draw:layer="layout" svg:x1="19.234cm" svg:y1="14.256cm" svg:x2="15.282cm" svg:y2="7.727cm">
          <text:p/>
        </draw:line>
        <draw:line draw:style-name="gr1" draw:text-style-name="P1" draw:layer="layout" svg:x1="18.971cm" svg:y1="14.256cm" svg:x2="15.019cm" svg:y2="7.727cm">
          <text:p/>
        </draw:line>
        <draw:line draw:style-name="gr1" draw:text-style-name="P1" draw:layer="layout" svg:x1="18.708cm" svg:y1="14.256cm" svg:x2="14.756cm" svg:y2="7.727cm">
          <text:p/>
        </draw:line>
        <draw:line draw:style-name="gr1" draw:text-style-name="P1" draw:layer="layout" svg:x1="18.444cm" svg:y1="14.256cm" svg:x2="14.492cm" svg:y2="7.727cm">
          <text:p/>
        </draw:line>
        <draw:line draw:style-name="gr1" draw:text-style-name="P1" draw:layer="layout" svg:x1="18.181cm" svg:y1="14.256cm" svg:x2="14.229cm" svg:y2="7.727cm">
          <text:p/>
        </draw:line>
        <draw:line draw:style-name="gr1" draw:text-style-name="P1" draw:layer="layout" svg:x1="17.917cm" svg:y1="14.256cm" svg:x2="13.965cm" svg:y2="7.727cm">
          <text:p/>
        </draw:line>
        <draw:line draw:style-name="gr1" draw:text-style-name="P1" draw:layer="layout" svg:x1="17.654cm" svg:y1="14.256cm" svg:x2="13.702cm" svg:y2="7.727cm">
          <text:p/>
        </draw:line>
        <draw:line draw:style-name="gr1" draw:text-style-name="P1" draw:layer="layout" svg:x1="17.39cm" svg:y1="14.256cm" svg:x2="13.438cm" svg:y2="7.727cm">
          <text:p/>
        </draw:line>
        <draw:line draw:style-name="gr1" draw:text-style-name="P1" draw:layer="layout" svg:x1="17.127cm" svg:y1="14.256cm" svg:x2="13.175cm" svg:y2="7.727cm">
          <text:p/>
        </draw:line>
        <draw:line draw:style-name="gr1" draw:text-style-name="P1" draw:layer="layout" svg:x1="16.863cm" svg:y1="14.256cm" svg:x2="12.911cm" svg:y2="7.727cm">
          <text:p/>
        </draw:line>
        <draw:line draw:style-name="gr1" draw:text-style-name="P1" draw:layer="layout" svg:x1="16.6cm" svg:y1="14.256cm" svg:x2="12.648cm" svg:y2="7.727cm">
          <text:p/>
        </draw:line>
        <draw:line draw:style-name="gr1" draw:text-style-name="P1" draw:layer="layout" svg:x1="16.336cm" svg:y1="14.256cm" svg:x2="12.384cm" svg:y2="7.727cm">
          <text:p/>
        </draw:line>
        <draw:line draw:style-name="gr1" draw:text-style-name="P1" draw:layer="layout" svg:x1="16.073cm" svg:y1="14.256cm" svg:x2="12.121cm" svg:y2="7.727cm">
          <text:p/>
        </draw:line>
        <draw:line draw:style-name="gr1" draw:text-style-name="P1" draw:layer="layout" svg:x1="15.809cm" svg:y1="14.256cm" svg:x2="11.857cm" svg:y2="7.727cm">
          <text:p/>
        </draw:line>
        <draw:line draw:style-name="gr1" draw:text-style-name="P1" draw:layer="layout" svg:x1="15.546cm" svg:y1="14.256cm" svg:x2="11.594cm" svg:y2="7.727cm">
          <text:p/>
        </draw:line>
        <draw:line draw:style-name="gr1" draw:text-style-name="P1" draw:layer="layout" svg:x1="15.283cm" svg:y1="14.256cm" svg:x2="11.331cm" svg:y2="7.727cm">
          <text:p/>
        </draw:line>
        <draw:line draw:style-name="gr1" draw:text-style-name="P1" draw:layer="layout" svg:x1="15.019cm" svg:y1="14.256cm" svg:x2="11.067cm" svg:y2="7.727cm">
          <text:p/>
        </draw:line>
        <draw:line draw:style-name="gr1" draw:text-style-name="P1" draw:layer="layout" svg:x1="14.756cm" svg:y1="14.256cm" svg:x2="10.804cm" svg:y2="7.727cm">
          <text:p/>
        </draw:line>
        <draw:line draw:style-name="gr1" draw:text-style-name="P1" draw:layer="layout" svg:x1="14.492cm" svg:y1="14.256cm" svg:x2="10.54cm" svg:y2="7.727cm">
          <text:p/>
        </draw:line>
        <draw:line draw:style-name="gr1" draw:text-style-name="P1" draw:layer="layout" svg:x1="14.229cm" svg:y1="14.256cm" svg:x2="10.277cm" svg:y2="7.727cm">
          <text:p/>
        </draw:line>
        <draw:line draw:style-name="gr1" draw:text-style-name="P1" draw:layer="layout" svg:x1="13.965cm" svg:y1="14.256cm" svg:x2="10.013cm" svg:y2="7.727cm">
          <text:p/>
        </draw:line>
        <draw:line draw:style-name="gr1" draw:text-style-name="P1" draw:layer="layout" svg:x1="13.702cm" svg:y1="14.256cm" svg:x2="9.75cm" svg:y2="7.727cm">
          <text:p/>
        </draw:line>
        <draw:line draw:style-name="gr1" draw:text-style-name="P1" draw:layer="layout" svg:x1="13.438cm" svg:y1="14.256cm" svg:x2="9.486cm" svg:y2="7.727cm">
          <text:p/>
        </draw:line>
        <draw:line draw:style-name="gr1" draw:text-style-name="P1" draw:layer="layout" svg:x1="13.175cm" svg:y1="14.256cm" svg:x2="9.223cm" svg:y2="7.727cm">
          <text:p/>
        </draw:line>
        <draw:line draw:style-name="gr1" draw:text-style-name="P1" draw:layer="layout" svg:x1="12.911cm" svg:y1="14.256cm" svg:x2="8.959cm" svg:y2="7.727cm">
          <text:p/>
        </draw:line>
        <draw:line draw:style-name="gr1" draw:text-style-name="P1" draw:layer="layout" svg:x1="12.648cm" svg:y1="14.256cm" svg:x2="8.696cm" svg:y2="7.727cm">
          <text:p/>
        </draw:line>
        <draw:line draw:style-name="gr1" draw:text-style-name="P1" draw:layer="layout" svg:x1="12.384cm" svg:y1="14.256cm" svg:x2="8.432cm" svg:y2="7.727cm">
          <text:p/>
        </draw:line>
        <draw:line draw:style-name="gr1" draw:text-style-name="P1" draw:layer="layout" svg:x1="12.121cm" svg:y1="14.256cm" svg:x2="8.169cm" svg:y2="7.727cm">
          <text:p/>
        </draw:line>
        <draw:line draw:style-name="gr1" draw:text-style-name="P1" draw:layer="layout" svg:x1="11.857cm" svg:y1="14.256cm" svg:x2="7.905cm" svg:y2="7.727cm">
          <text:p/>
        </draw:line>
        <draw:line draw:style-name="gr1" draw:text-style-name="P1" draw:layer="layout" svg:x1="11.594cm" svg:y1="14.256cm" svg:x2="7.642cm" svg:y2="7.727cm">
          <text:p/>
        </draw:line>
        <draw:line draw:style-name="gr1" draw:text-style-name="P1" draw:layer="layout" svg:x1="11.331cm" svg:y1="14.256cm" svg:x2="7.379cm" svg:y2="7.727cm">
          <text:p/>
        </draw:line>
        <draw:line draw:style-name="gr1" draw:text-style-name="P1" draw:layer="layout" svg:x1="11.067cm" svg:y1="14.256cm" svg:x2="7.115cm" svg:y2="7.727cm">
          <text:p/>
        </draw:line>
        <draw:line draw:style-name="gr1" draw:text-style-name="P1" draw:layer="layout" svg:x1="10.804cm" svg:y1="14.256cm" svg:x2="6.852cm" svg:y2="7.727cm">
          <text:p/>
        </draw:line>
        <draw:line draw:style-name="gr1" draw:text-style-name="P1" draw:layer="layout" svg:x1="10.54cm" svg:y1="14.256cm" svg:x2="6.588cm" svg:y2="7.727cm">
          <text:p/>
        </draw:line>
        <draw:line draw:style-name="gr1" draw:text-style-name="P1" draw:layer="layout" svg:x1="10.277cm" svg:y1="14.256cm" svg:x2="6.325cm" svg:y2="7.727cm">
          <text:p/>
        </draw:line>
        <draw:line draw:style-name="gr1" draw:text-style-name="P1" draw:layer="layout" svg:x1="10.013cm" svg:y1="14.256cm" svg:x2="6.061cm" svg:y2="7.727cm">
          <text:p/>
        </draw:line>
        <draw:line draw:style-name="gr1" draw:text-style-name="P1" draw:layer="layout" svg:x1="9.75cm" svg:y1="14.256cm" svg:x2="5.798cm" svg:y2="7.727cm">
          <text:p/>
        </draw:line>
        <draw:line draw:style-name="gr1" draw:text-style-name="P1" draw:layer="layout" svg:x1="9.486cm" svg:y1="14.256cm" svg:x2="5.534cm" svg:y2="7.727cm">
          <text:p/>
        </draw:line>
        <draw:line draw:style-name="gr1" draw:text-style-name="P1" draw:layer="layout" svg:x1="9.223cm" svg:y1="14.256cm" svg:x2="5.271cm" svg:y2="7.727cm">
          <text:p/>
        </draw:line>
        <draw:line draw:style-name="gr1" draw:text-style-name="P1" draw:layer="layout" svg:x1="8.959cm" svg:y1="14.256cm" svg:x2="5.007cm" svg:y2="7.727cm">
          <text:p/>
        </draw:line>
        <draw:line draw:style-name="gr1" draw:text-style-name="P1" draw:layer="layout" svg:x1="8.696cm" svg:y1="14.256cm" svg:x2="4.744cm" svg:y2="7.727cm">
          <text:p/>
        </draw:line>
        <draw:line draw:style-name="gr1" draw:text-style-name="P1" draw:layer="layout" svg:x1="8.432cm" svg:y1="14.256cm" svg:x2="4.48cm" svg:y2="7.727cm">
          <text:p/>
        </draw:line>
        <draw:line draw:style-name="gr1" draw:text-style-name="P1" draw:layer="layout" svg:x1="8.169cm" svg:y1="14.256cm" svg:x2="4.217cm" svg:y2="7.727cm">
          <text:p/>
        </draw:line>
        <draw:line draw:style-name="gr1" draw:text-style-name="P1" draw:layer="layout" svg:x1="7.905cm" svg:y1="14.256cm" svg:x2="3.953cm" svg:y2="7.727cm">
          <text:p/>
        </draw:line>
        <draw:line draw:style-name="gr1" draw:text-style-name="P1" draw:layer="layout" svg:x1="7.643cm" svg:y1="14.256cm" svg:x2="3.691cm" svg:y2="7.727cm">
          <text:p/>
        </draw:line>
        <draw:line draw:style-name="gr1" draw:text-style-name="P1" draw:layer="layout" svg:x1="7.379cm" svg:y1="14.256cm" svg:x2="3.427cm" svg:y2="7.727cm">
          <text:p/>
        </draw:line>
        <draw:line draw:style-name="gr1" draw:text-style-name="P1" draw:layer="layout" svg:x1="7.115cm" svg:y1="14.256cm" svg:x2="3.163cm" svg:y2="7.727cm">
          <text:p/>
        </draw:line>
        <draw:line draw:style-name="gr1" draw:text-style-name="P1" draw:layer="layout" svg:x1="6.852cm" svg:y1="14.256cm" svg:x2="2.9cm" svg:y2="7.727cm">
          <text:p/>
        </draw:line>
        <draw:line draw:style-name="gr1" draw:text-style-name="P1" draw:layer="layout" svg:x1="6.588cm" svg:y1="14.256cm" svg:x2="2.636cm" svg:y2="7.727cm">
          <text:p/>
        </draw:line>
        <draw:line draw:style-name="gr1" draw:text-style-name="P1" draw:layer="layout" svg:x1="6.325cm" svg:y1="14.256cm" svg:x2="2.373cm" svg:y2="7.727cm">
          <text:p/>
        </draw:line>
        <draw:line draw:style-name="gr1" draw:text-style-name="P1" draw:layer="layout" svg:x1="6.061cm" svg:y1="14.256cm" svg:x2="2.109cm" svg:y2="7.727cm">
          <text:p/>
        </draw:line>
        <draw:line draw:style-name="gr1" draw:text-style-name="P1" draw:layer="layout" svg:x1="5.798cm" svg:y1="14.256cm" svg:x2="1.846cm" svg:y2="7.727cm">
          <text:p/>
        </draw:line>
        <draw:line draw:style-name="gr1" draw:text-style-name="P1" draw:layer="layout" svg:x1="5.534cm" svg:y1="14.256cm" svg:x2="1.582cm" svg:y2="7.727cm">
          <text:p/>
        </draw:line>
        <draw:line draw:style-name="gr1" draw:text-style-name="P1" draw:layer="layout" svg:x1="5.271cm" svg:y1="14.256cm" svg:x2="1.319cm" svg:y2="7.727cm">
          <text:p/>
        </draw:line>
        <draw:line draw:style-name="gr1" draw:text-style-name="P1" draw:layer="layout" svg:x1="5.007cm" svg:y1="14.256cm" svg:x2="1.055cm" svg:y2="7.727cm">
          <text:p/>
        </draw:line>
        <draw:line draw:style-name="gr1" draw:text-style-name="P1" draw:layer="layout" svg:x1="4.744cm" svg:y1="14.256cm" svg:x2="0.792cm" svg:y2="7.727cm">
          <text:p/>
        </draw:line>
        <draw:line draw:style-name="gr1" draw:text-style-name="P1" draw:layer="layout" svg:x1="4.48cm" svg:y1="14.256cm" svg:x2="0.528cm" svg:y2="7.727cm">
          <text:p/>
        </draw:line>
        <draw:line draw:style-name="gr1" draw:text-style-name="P1" draw:layer="layout" svg:x1="4.219cm" svg:y1="14.256cm" svg:x2="0.267cm" svg:y2="7.727cm">
          <text:p/>
        </draw:line>
        <draw:line draw:style-name="gr1" draw:text-style-name="P1" draw:layer="layout" svg:x1="3.955cm" svg:y1="14.256cm" svg:x2="0.003cm" svg:y2="7.727cm">
          <text:p/>
        </draw:line>
        <draw:line draw:style-name="gr1" draw:text-style-name="P1" draw:layer="layout" svg:x1="3.692cm" svg:y1="14.256cm" svg:x2="-0.26cm" svg:y2="7.727cm">
          <text:p/>
        </draw:line>
        <draw:line draw:style-name="gr1" draw:text-style-name="P1" draw:layer="layout" svg:x1="3.429cm" svg:y1="14.256cm" svg:x2="-0.523cm" svg:y2="7.727cm">
          <text:p/>
        </draw:line>
        <draw:line draw:style-name="gr1" draw:text-style-name="P1" draw:layer="layout" svg:x1="3.165cm" svg:y1="14.256cm" svg:x2="-0.787cm" svg:y2="7.727cm">
          <text:p/>
        </draw:line>
        <draw:line draw:style-name="gr1" draw:text-style-name="P1" draw:layer="layout" svg:x1="2.902cm" svg:y1="14.256cm" svg:x2="-1.05cm" svg:y2="7.727cm">
          <text:p/>
        </draw:line>
        <draw:line draw:style-name="gr1" draw:text-style-name="P1" draw:layer="layout" svg:x1="2.638cm" svg:y1="14.256cm" svg:x2="-1.314cm" svg:y2="7.727cm">
          <text:p/>
        </draw:line>
        <draw:line draw:style-name="gr1" draw:text-style-name="P1" draw:layer="layout" svg:x1="2.375cm" svg:y1="14.256cm" svg:x2="-1.577cm" svg:y2="7.727cm">
          <text:p/>
        </draw:line>
        <draw:line draw:style-name="gr1" draw:text-style-name="P1" draw:layer="layout" svg:x1="2.111cm" svg:y1="14.256cm" svg:x2="-1.841cm" svg:y2="7.727cm">
          <text:p/>
        </draw:line>
        <draw:line draw:style-name="gr1" draw:text-style-name="P1" draw:layer="layout" svg:x1="1.848cm" svg:y1="14.256cm" svg:x2="-2.104cm" svg:y2="7.727cm">
          <text:p/>
        </draw:line>
        <draw:line draw:style-name="gr1" draw:text-style-name="P1" draw:layer="layout" svg:x1="1.584cm" svg:y1="14.256cm" svg:x2="-2.368cm" svg:y2="7.727cm">
          <text:p/>
        </draw:line>
        <draw:line draw:style-name="gr1" draw:text-style-name="P1" draw:layer="layout" svg:x1="1.321cm" svg:y1="14.256cm" svg:x2="-2.631cm" svg:y2="7.727cm">
          <text:p/>
        </draw:line>
        <draw:line draw:style-name="gr1" draw:text-style-name="P1" draw:layer="layout" svg:x1="1.057cm" svg:y1="14.256cm" svg:x2="-2.895cm" svg:y2="7.727cm">
          <text:p/>
        </draw:line>
        <draw:line draw:style-name="gr1" draw:text-style-name="P1" draw:layer="layout" svg:x1="0.794cm" svg:y1="14.256cm" svg:x2="-3.158cm" svg:y2="7.727cm">
          <text:p/>
        </draw:line>
        <draw:line draw:style-name="gr1" draw:text-style-name="P1" draw:layer="layout" svg:x1="0.53cm" svg:y1="14.256cm" svg:x2="-3.422cm" svg:y2="7.727cm">
          <text:p/>
        </draw:line>
        <draw:line draw:style-name="gr1" draw:text-style-name="P1" draw:layer="layout" svg:x1="20.288cm" svg:y1="14.256cm" svg:x2="16.336cm" svg:y2="7.727cm">
          <text:p/>
        </draw:line>
        <draw:line draw:style-name="gr1" draw:text-style-name="P1" draw:layer="layout" svg:x1="20.552cm" svg:y1="14.256cm" svg:x2="16.6cm" svg:y2="7.727cm">
          <text:p/>
        </draw:line>
        <draw:line draw:style-name="gr1" draw:text-style-name="P1" draw:layer="layout" svg:x1="20.815cm" svg:y1="14.256cm" svg:x2="16.863cm" svg:y2="7.727cm">
          <text:p/>
        </draw:line>
        <draw:line draw:style-name="gr1" draw:text-style-name="P1" draw:layer="layout" svg:x1="21.079cm" svg:y1="14.256cm" svg:x2="17.127cm" svg:y2="7.727cm">
          <text:p/>
        </draw:line>
        <draw:line draw:style-name="gr1" draw:text-style-name="P1" draw:layer="layout" svg:x1="21.342cm" svg:y1="14.256cm" svg:x2="17.39cm" svg:y2="7.727cm">
          <text:p/>
        </draw:line>
        <draw:line draw:style-name="gr1" draw:text-style-name="P1" draw:layer="layout" svg:x1="21.606cm" svg:y1="14.256cm" svg:x2="17.654cm" svg:y2="7.727cm">
          <text:p/>
        </draw:line>
        <draw:line draw:style-name="gr1" draw:text-style-name="P1" draw:layer="layout" svg:x1="21.869cm" svg:y1="14.256cm" svg:x2="17.917cm" svg:y2="7.727cm">
          <text:p/>
        </draw:line>
        <draw:line draw:style-name="gr1" draw:text-style-name="P1" draw:layer="layout" svg:x1="22.133cm" svg:y1="14.256cm" svg:x2="18.181cm" svg:y2="7.727cm">
          <text:p/>
        </draw:line>
        <draw:line draw:style-name="gr1" draw:text-style-name="P1" draw:layer="layout" svg:x1="22.396cm" svg:y1="14.256cm" svg:x2="18.444cm" svg:y2="7.727cm">
          <text:p/>
        </draw:line>
        <draw:line draw:style-name="gr1" draw:text-style-name="P1" draw:layer="layout" svg:x1="22.66cm" svg:y1="14.256cm" svg:x2="18.708cm" svg:y2="7.727cm">
          <text:p/>
        </draw:line>
        <draw:line draw:style-name="gr1" draw:text-style-name="P1" draw:layer="layout" svg:x1="22.923cm" svg:y1="14.256cm" svg:x2="18.971cm" svg:y2="7.727cm">
          <text:p/>
        </draw:line>
        <draw:line draw:style-name="gr1" draw:text-style-name="P1" draw:layer="layout" svg:x1="23.186cm" svg:y1="14.256cm" svg:x2="19.234cm" svg:y2="7.727cm">
          <text:p/>
        </draw:line>
        <draw:line draw:style-name="gr1" draw:text-style-name="P1" draw:layer="layout" svg:x1="23.45cm" svg:y1="14.256cm" svg:x2="19.498cm" svg:y2="7.727cm">
          <text:p/>
        </draw:line>
        <draw:line draw:style-name="gr1" draw:text-style-name="P1" draw:layer="layout" svg:x1="23.713cm" svg:y1="14.256cm" svg:x2="19.761cm" svg:y2="7.727cm">
          <text:p/>
        </draw:line>
        <draw:custom-shape draw:style-name="gr2" draw:text-style-name="P2" draw:layer="layout" svg:width="3.886cm" svg:height="7.573cm" svg:x="-3.619cm" svg:y="7.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" draw:layer="layout" svg:width="3.886cm" svg:height="7.573cm" svg:x="20.025cm" svg:y="7.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19.76cm" svg:height="6.529cm" svg:x="0.267cm" svg:y="7.727cm">
          <text:p/>
          <draw:enhanced-geometry svg:viewBox="0 0 21600 21600" draw:mirror-horizontal="true" draw:type="rectangle" draw:enhanced-path="M 0 0 L 21600 0 21600 21600 0 21600 0 0 Z N"/>
        </draw:custom-shape>
        <draw:polygon draw:style-name="gr5" draw:text-style-name="P4" draw:layer="layout" svg:width="6.528cm" svg:height="19.759cm" draw:transform="rotate (1.5707963267949) translate (0.267037263910159cm 14.2557289899769cm)" svg:viewBox="0 0 6529 19760" draw:points="6529,19760 0,19760 0,3820 6268,0 6529,0">
          <text:p/>
        </draw:polygon>
        <draw:polygon draw:style-name="gr6" draw:text-style-name="P5" draw:layer="layout" svg:width="6.267cm" svg:height="3.819cm" draw:transform="rotate (-1.5707963267949) translate (4.08728024502297cm 7.98802814186584cm)" svg:viewBox="0 0 6268 3820" draw:points="6268,3820 0,3820 6268,0">
          <text:p/>
        </draw:polygon>
        <draw:custom-shape draw:style-name="gr4" draw:text-style-name="P1" draw:layer="layout" svg:width="19.76cm" svg:height="6.529cm" svg:x="0.267cm" svg:y="14.933cm">
          <text:p/>
          <draw:enhanced-geometry svg:viewBox="0 0 21600 21600" draw:mirror-horizontal="true" draw:type="rectangle" draw:enhanced-path="M 0 0 L 21600 0 21600 21600 0 21600 0 0 Z N"/>
        </draw:custom-shape>
        <draw:line draw:style-name="gr9" draw:text-style-name="P1" draw:layer="layout" svg:x1="10.145cm" svg:y1="14.934cm" svg:x2="10.145cm" svg:y2="21.463cm">
          <text:p/>
        </draw:line>
        <draw:line draw:style-name="gr1" draw:text-style-name="P1" draw:layer="layout" svg:x1="10.147cm" svg:y1="15.088cm" svg:x2="0.267cm" svg:y2="15.088cm">
          <text:p/>
        </draw:line>
        <draw:line draw:style-name="gr1" draw:text-style-name="P1" draw:layer="layout" svg:x1="10.147cm" svg:y1="15.35cm" svg:x2="0.267cm" svg:y2="15.35cm">
          <text:p/>
        </draw:line>
        <draw:line draw:style-name="gr1" draw:text-style-name="P1" draw:layer="layout" svg:x1="10.147cm" svg:y1="15.61cm" svg:x2="0.267cm" svg:y2="15.61cm">
          <text:p/>
        </draw:line>
        <draw:line draw:style-name="gr1" draw:text-style-name="P1" draw:layer="layout" svg:x1="10.147cm" svg:y1="15.872cm" svg:x2="0.267cm" svg:y2="15.872cm">
          <text:p/>
        </draw:line>
        <draw:line draw:style-name="gr1" draw:text-style-name="P1" draw:layer="layout" svg:x1="10.147cm" svg:y1="16.134cm" svg:x2="0.267cm" svg:y2="16.134cm">
          <text:p/>
        </draw:line>
        <draw:line draw:style-name="gr1" draw:text-style-name="P1" draw:layer="layout" svg:x1="10.147cm" svg:y1="16.394cm" svg:x2="0.267cm" svg:y2="16.394cm">
          <text:p/>
        </draw:line>
        <draw:line draw:style-name="gr1" draw:text-style-name="P1" draw:layer="layout" svg:x1="10.147cm" svg:y1="16.656cm" svg:x2="0.267cm" svg:y2="16.656cm">
          <text:p/>
        </draw:line>
        <draw:line draw:style-name="gr1" draw:text-style-name="P1" draw:layer="layout" svg:x1="10.147cm" svg:y1="16.916cm" svg:x2="0.267cm" svg:y2="16.916cm">
          <text:p/>
        </draw:line>
        <draw:line draw:style-name="gr1" draw:text-style-name="P1" draw:layer="layout" svg:x1="10.147cm" svg:y1="17.178cm" svg:x2="0.267cm" svg:y2="17.178cm">
          <text:p/>
        </draw:line>
        <draw:line draw:style-name="gr1" draw:text-style-name="P1" draw:layer="layout" svg:x1="10.147cm" svg:y1="17.438cm" svg:x2="0.267cm" svg:y2="17.438cm">
          <text:p/>
        </draw:line>
        <draw:line draw:style-name="gr1" draw:text-style-name="P1" draw:layer="layout" svg:x1="10.147cm" svg:y1="17.7cm" svg:x2="0.267cm" svg:y2="17.7cm">
          <text:p/>
        </draw:line>
        <draw:line draw:style-name="gr1" draw:text-style-name="P1" draw:layer="layout" svg:x1="10.147cm" svg:y1="17.962cm" svg:x2="0.267cm" svg:y2="17.962cm">
          <text:p/>
        </draw:line>
        <draw:line draw:style-name="gr1" draw:text-style-name="P1" draw:layer="layout" svg:x1="10.147cm" svg:y1="18.222cm" svg:x2="0.267cm" svg:y2="18.222cm">
          <text:p/>
        </draw:line>
        <draw:line draw:style-name="gr1" draw:text-style-name="P1" draw:layer="layout" svg:x1="10.147cm" svg:y1="18.484cm" svg:x2="0.267cm" svg:y2="18.484cm">
          <text:p/>
        </draw:line>
        <draw:line draw:style-name="gr1" draw:text-style-name="P1" draw:layer="layout" svg:x1="10.147cm" svg:y1="18.744cm" svg:x2="0.267cm" svg:y2="18.744cm">
          <text:p/>
        </draw:line>
        <draw:line draw:style-name="gr1" draw:text-style-name="P1" draw:layer="layout" svg:x1="10.147cm" svg:y1="19.006cm" svg:x2="0.267cm" svg:y2="19.006cm">
          <text:p/>
        </draw:line>
        <draw:line draw:style-name="gr1" draw:text-style-name="P1" draw:layer="layout" svg:x1="10.147cm" svg:y1="19.267cm" svg:x2="0.267cm" svg:y2="19.267cm">
          <text:p/>
        </draw:line>
        <draw:line draw:style-name="gr1" draw:text-style-name="P1" draw:layer="layout" svg:x1="10.147cm" svg:y1="19.528cm" svg:x2="0.267cm" svg:y2="19.528cm">
          <text:p/>
        </draw:line>
        <draw:line draw:style-name="gr1" draw:text-style-name="P1" draw:layer="layout" svg:x1="10.147cm" svg:y1="19.789cm" svg:x2="0.267cm" svg:y2="19.789cm">
          <text:p/>
        </draw:line>
        <draw:line draw:style-name="gr1" draw:text-style-name="P1" draw:layer="layout" svg:x1="10.147cm" svg:y1="20.05cm" svg:x2="0.267cm" svg:y2="20.05cm">
          <text:p/>
        </draw:line>
        <draw:line draw:style-name="gr1" draw:text-style-name="P1" draw:layer="layout" svg:x1="10.147cm" svg:y1="20.312cm" svg:x2="0.267cm" svg:y2="20.312cm">
          <text:p/>
        </draw:line>
        <draw:line draw:style-name="gr1" draw:text-style-name="P1" draw:layer="layout" svg:x1="10.147cm" svg:y1="20.572cm" svg:x2="0.267cm" svg:y2="20.572cm">
          <text:p/>
        </draw:line>
        <draw:line draw:style-name="gr1" draw:text-style-name="P1" draw:layer="layout" svg:x1="10.147cm" svg:y1="20.834cm" svg:x2="0.267cm" svg:y2="20.834cm">
          <text:p/>
        </draw:line>
        <draw:line draw:style-name="gr1" draw:text-style-name="P1" draw:layer="layout" svg:x1="10.147cm" svg:y1="21.095cm" svg:x2="0.267cm" svg:y2="21.095cm">
          <text:p/>
        </draw:line>
        <draw:line draw:style-name="gr1" draw:text-style-name="P1" draw:layer="layout" svg:x1="10.147cm" svg:y1="21.356cm" svg:x2="0.267cm" svg:y2="21.356cm">
          <text:p/>
        </draw:line>
        <draw:line draw:style-name="gr1" draw:text-style-name="P1" draw:layer="layout" svg:x1="20.025cm" svg:y1="15.088cm" svg:x2="10.145cm" svg:y2="15.088cm">
          <text:p/>
        </draw:line>
        <draw:line draw:style-name="gr1" draw:text-style-name="P1" draw:layer="layout" svg:x1="20.025cm" svg:y1="15.35cm" svg:x2="10.145cm" svg:y2="15.35cm">
          <text:p/>
        </draw:line>
        <draw:line draw:style-name="gr1" draw:text-style-name="P1" draw:layer="layout" svg:x1="20.025cm" svg:y1="15.61cm" svg:x2="10.145cm" svg:y2="15.61cm">
          <text:p/>
        </draw:line>
        <draw:line draw:style-name="gr1" draw:text-style-name="P1" draw:layer="layout" svg:x1="20.025cm" svg:y1="15.872cm" svg:x2="10.145cm" svg:y2="15.872cm">
          <text:p/>
        </draw:line>
        <draw:line draw:style-name="gr1" draw:text-style-name="P1" draw:layer="layout" svg:x1="20.025cm" svg:y1="16.134cm" svg:x2="10.145cm" svg:y2="16.134cm">
          <text:p/>
        </draw:line>
        <draw:line draw:style-name="gr1" draw:text-style-name="P1" draw:layer="layout" svg:x1="20.025cm" svg:y1="16.394cm" svg:x2="10.145cm" svg:y2="16.394cm">
          <text:p/>
        </draw:line>
        <draw:line draw:style-name="gr1" draw:text-style-name="P1" draw:layer="layout" svg:x1="20.025cm" svg:y1="16.656cm" svg:x2="10.145cm" svg:y2="16.656cm">
          <text:p/>
        </draw:line>
        <draw:line draw:style-name="gr1" draw:text-style-name="P1" draw:layer="layout" svg:x1="20.025cm" svg:y1="16.916cm" svg:x2="10.145cm" svg:y2="16.916cm">
          <text:p/>
        </draw:line>
        <draw:line draw:style-name="gr1" draw:text-style-name="P1" draw:layer="layout" svg:x1="20.025cm" svg:y1="17.178cm" svg:x2="10.145cm" svg:y2="17.178cm">
          <text:p/>
        </draw:line>
        <draw:line draw:style-name="gr1" draw:text-style-name="P1" draw:layer="layout" svg:x1="20.025cm" svg:y1="17.438cm" svg:x2="10.145cm" svg:y2="17.438cm">
          <text:p/>
        </draw:line>
        <draw:line draw:style-name="gr1" draw:text-style-name="P1" draw:layer="layout" svg:x1="20.025cm" svg:y1="17.7cm" svg:x2="10.145cm" svg:y2="17.7cm">
          <text:p/>
        </draw:line>
        <draw:line draw:style-name="gr1" draw:text-style-name="P1" draw:layer="layout" svg:x1="20.025cm" svg:y1="17.962cm" svg:x2="10.145cm" svg:y2="17.962cm">
          <text:p/>
        </draw:line>
        <draw:line draw:style-name="gr1" draw:text-style-name="P1" draw:layer="layout" svg:x1="20.025cm" svg:y1="18.222cm" svg:x2="10.145cm" svg:y2="18.222cm">
          <text:p/>
        </draw:line>
        <draw:line draw:style-name="gr1" draw:text-style-name="P1" draw:layer="layout" svg:x1="20.025cm" svg:y1="18.484cm" svg:x2="10.145cm" svg:y2="18.484cm">
          <text:p/>
        </draw:line>
        <draw:line draw:style-name="gr1" draw:text-style-name="P1" draw:layer="layout" svg:x1="20.025cm" svg:y1="18.744cm" svg:x2="10.145cm" svg:y2="18.744cm">
          <text:p/>
        </draw:line>
        <draw:line draw:style-name="gr1" draw:text-style-name="P1" draw:layer="layout" svg:x1="20.025cm" svg:y1="19.006cm" svg:x2="10.145cm" svg:y2="19.006cm">
          <text:p/>
        </draw:line>
        <draw:line draw:style-name="gr1" draw:text-style-name="P1" draw:layer="layout" svg:x1="20.025cm" svg:y1="19.267cm" svg:x2="10.145cm" svg:y2="19.267cm">
          <text:p/>
        </draw:line>
        <draw:line draw:style-name="gr1" draw:text-style-name="P1" draw:layer="layout" svg:x1="20.025cm" svg:y1="19.528cm" svg:x2="10.145cm" svg:y2="19.528cm">
          <text:p/>
        </draw:line>
        <draw:line draw:style-name="gr1" draw:text-style-name="P1" draw:layer="layout" svg:x1="20.025cm" svg:y1="19.789cm" svg:x2="10.145cm" svg:y2="19.789cm">
          <text:p/>
        </draw:line>
        <draw:line draw:style-name="gr1" draw:text-style-name="P1" draw:layer="layout" svg:x1="20.025cm" svg:y1="20.05cm" svg:x2="10.145cm" svg:y2="20.05cm">
          <text:p/>
        </draw:line>
        <draw:line draw:style-name="gr1" draw:text-style-name="P1" draw:layer="layout" svg:x1="20.025cm" svg:y1="20.312cm" svg:x2="10.145cm" svg:y2="20.312cm">
          <text:p/>
        </draw:line>
        <draw:line draw:style-name="gr1" draw:text-style-name="P1" draw:layer="layout" svg:x1="20.025cm" svg:y1="20.572cm" svg:x2="10.145cm" svg:y2="20.572cm">
          <text:p/>
        </draw:line>
        <draw:line draw:style-name="gr1" draw:text-style-name="P1" draw:layer="layout" svg:x1="20.025cm" svg:y1="20.834cm" svg:x2="10.145cm" svg:y2="20.834cm">
          <text:p/>
        </draw:line>
        <draw:line draw:style-name="gr1" draw:text-style-name="P1" draw:layer="layout" svg:x1="20.025cm" svg:y1="21.095cm" svg:x2="10.145cm" svg:y2="21.095cm">
          <text:p/>
        </draw:line>
        <draw:line draw:style-name="gr1" draw:text-style-name="P1" draw:layer="layout" svg:x1="20.025cm" svg:y1="21.356cm" svg:x2="10.145cm" svg:y2="21.356cm">
          <text:p/>
        </draw:line>
        <draw:custom-shape draw:style-name="gr10" draw:text-style-name="P8" draw:layer="layout" svg:width="19.76cm" svg:height="6.529cm" svg:x="0.267cm" svg:y="14.9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32cm" svg:height="6.489cm" svg:x="0.135cm" svg:y="7.7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32cm" svg:height="6.489cm" svg:x="20.025cm" svg:y="0.53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32cm" svg:height="6.489cm" svg:x="20.025cm" svg:y="14.95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132cm" svg:height="6.489cm" svg:x="0.135cm" svg:y="14.974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5.138cm" svg:height="1.361cm" svg:x="1.075cm" svg:y="1.924cm">
          <draw:text-box>
            <text:p><text:span text:style-name="T1">72 flanges</text:span></text:p>
            <text:p><text:span text:style-name="T1">(1/chimney, shared)</text:span></text:p>
          </draw:text-box>
        </draw:frame>
        <draw:frame draw:style-name="gr13" draw:text-style-name="P11" draw:layer="layout" svg:width="4.795cm" svg:height="1.361cm" svg:x="15.062cm" svg:y="5.175cm">
          <draw:text-box>
            <text:p text:style-name="P10"><text:span text:style-name="T2">4 flanges</text:span></text:p>
            <text:p text:style-name="P10"><text:span text:style-name="T2">(corner chimneys)</text:span></text:p>
          </draw:text-box>
        </draw:frame>
        <draw:frame draw:style-name="gr13" draw:text-style-name="P13" draw:layer="layout" svg:width="4.795cm" svg:height="1.361cm" svg:x="0.563cm" svg:y="12.176cm">
          <draw:text-box>
            <text:p text:style-name="P12"><text:span text:style-name="T2">4 flanges</text:span></text:p>
            <text:p text:style-name="P12"><text:span text:style-name="T2">(corner chimneys)</text:span></text:p>
          </draw:text-box>
        </draw:frame>
        <draw:frame draw:style-name="gr14" draw:text-style-name="P15" draw:layer="layout" svg:width="4.934cm" svg:height="1.361cm" svg:x="7.68cm" svg:y="17.624cm">
          <draw:text-box>
            <text:p text:style-name="P14"><text:span text:style-name="T1">16 flanges</text:span></text:p>
            <text:p text:style-name="P14"><text:span text:style-name="T1">(2/corner chimney)</text:span></text:p>
          </draw:text-box>
        </draw:frame>
        <draw:path draw:style-name="gr7" draw:text-style-name="P6" draw:layer="layout" svg:width="3.859cm" svg:height="6.369cm" svg:x="16.192cm" svg:y="7.727cm" svg:viewBox="0 0 3860 6370" svg:d="M3859 6370c-1286-2123-2573-4247-3859-6370 1287 0 2573 0 3860 0 0 2123 0 4247 0 6370z">
          <text:p/>
        </draw:path>
        <draw:custom-shape draw:style-name="gr8" draw:text-style-name="P7" draw:layer="layout" svg:width="19.76cm" svg:height="0.131cm" svg:x="0.266cm" svg:y="7.596cm">
          <text:p/>
          <draw:enhanced-geometry svg:viewBox="0 0 21600 21600" draw:mirror-horizontal="true" draw:type="rectangle" draw:enhanced-path="M 0 0 L 21600 0 21600 21600 0 21600 0 0 Z N"/>
        </draw:custom-shape>
        <draw:frame draw:style-name="gr12" draw:text-style-name="P16" draw:layer="layout" svg:width="5.138cm" svg:height="1.361cm" svg:x="14.176cm" svg:y="9.624cm">
          <draw:text-box>
            <text:p text:style-name="P10"><text:span text:style-name="T1">72 flanges</text:span></text:p>
            <text:p text:style-name="P10"><text:span text:style-name="T1">(1/chimney, shar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1:57:42.267652761</meta:creation-date>
    <dc:date>2019-04-30T12:00:34.476386101</dc:date>
    <meta:editing-duration>PT2H32M9S</meta:editing-duration>
    <meta:editing-cycles>6</meta:editing-cycles>
    <meta:generator>LibreOffice/6.2.3.2$Linux_X86_64 LibreOffice_project/20$Build-2</meta:generator>
    <meta:document-statistic meta:object-count="254"/>
  </office:meta>
</office:document-meta>
</file>